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  <style:text-properties fo:font-size="30pt" style:font-size-asian="30pt" style:font-size-complex="3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1조 프로젝트 작업 현황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"><text:span text:style-name="T1">Wikipedia Document </text:span><text:span text:style-name="T1">Auto-Tagging System</text:span></text:p>
              </text:list-header>
            </text:list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Use Bag of Word method to represent Documents in interest</text:span></text:p>
              </text:list-item>
              <text:list-item>
                <text:p text:style-name="P4"><text:span text:style-name="T2">Use fuzzy clustering and category feature provided to generate category </text:span><text:span text:style-name="T2">subspace .</text:span></text:p>
              </text:list-item>
              <text:list-item>
                <text:p text:style-name="P4"><text:span text:style-name="T2">Either use centroid to map a pmf to the space using euclidean distance metric </text:span><text:span text:style-name="T2">for every relevent category or generate a boundary via boundary interpolation</text:span></text:p>
              </text:list-item>
              <text:list-item>
                <text:p text:style-name="P4"><text:span text:style-name="T2">For every document, generate a probability for every category using category </text:span><text:span text:style-name="T2">pmf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2T16:07:57.713304758</meta:creation-date>
    <dc:date>2024-05-22T17:27:27.172008376</dc:date>
    <meta:editing-duration>PT27M50S</meta:editing-duration>
    <meta:editing-cycles>1</meta:editing-cycles>
    <meta:document-statistic meta:object-count="29"/>
    <meta:generator>LibreOffice/7.3.7.2$Linux_X86_64 LibreOffice_project/30$Build-2</meta:generator>
  </office:meta>
</office:document-meta>
</file>